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Roboto" svg:font-family="Roboto, RobotoDraft, Helvetica, Arial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left" style:writing-mode="lr-tb"/>
    </style:style>
    <style:style style:name="Tabla1.A" style:family="table-column">
      <style:table-column-properties style:column-width="8.856cm"/>
    </style:style>
    <style:style style:name="Tabla1.B" style:family="table-column">
      <style:table-column-properties style:column-width="2.697cm"/>
    </style:style>
    <style:style style:name="Tabla1.C" style:family="table-column">
      <style:table-column-properties style:column-width="0.093cm"/>
    </style:style>
    <style:style style:name="Tabla1.D" style:family="table-column">
      <style:table-column-properties style:column-width="3.942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0.054cm" fo:margin-left="0cm" fo:margin-right="-1.198cm" table:align="margins" style:writing-mode="lr-tb"/>
    </style:style>
    <style:style style:name="Tabla2.A" style:family="table-column">
      <style:table-column-properties style:column-width="10.054cm" style:rel-column-width="65535*"/>
    </style:style>
    <style:style style:name="Tabla2.A1" style:family="table-cell">
      <style:table-cell-properties style:vertical-align="middle"/>
    </style:style>
    <style:style style:name="Tabla3" style:family="table">
      <style:table-properties style:width="3.808cm" table:align="left" style:writing-mode="lr-tb"/>
    </style:style>
    <style:style style:name="Tabla3.A" style:family="table-column">
      <style:table-column-properties style:column-width="3.808cm"/>
    </style:style>
    <style:style style:name="Tabla3.A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222222" fo:letter-spacing="normal"/>
    </style:style>
    <style:style style:name="P4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fo:padding="0cm" fo:border="none"/>
      <style:text-properties fo:color="#222222" style:font-name="Roboto"/>
    </style:style>
    <style:style style:name="P5" style:family="paragraph" style:parent-style-name="Table_20_Contents">
      <style:paragraph-properties fo:margin-left="0cm" fo:margin-right="0cm" fo:margin-top="0cm" fo:margin-bottom="0cm" style:line-height-at-least="0.476cm" fo:text-align="center" style:justify-single-word="false" fo:text-indent="0cm" style:auto-text-indent="false" fo:padding="0cm" fo:border="none"/>
      <style:text-properties fo:color="#444444" fo:font-size="2pt" style:font-size-asian="2pt" style:font-size-complex="2pt"/>
    </style:style>
    <style:style style:name="P6" style:family="paragraph" style:parent-style-name="Table_20_Contents">
      <style:paragraph-properties fo:margin-left="0cm" fo:margin-right="0cm" fo:margin-top="0cm" fo:margin-bottom="0cm" style:line-height-at-least="0.529cm" fo:text-indent="0cm" style:auto-text-indent="false" style:writing-mode="lr-tb"/>
      <style:text-properties fo:color="#5f6368" style:font-name="Roboto"/>
    </style:style>
    <style:style style:name="P7" style:family="paragraph" style:parent-style-name="Text_20_body">
      <style:paragraph-properties fo:margin-left="0cm" fo:margin-right="0cm" fo:margin-top="0.212cm" fo:margin-bottom="0cm" fo:text-indent="0cm" style:auto-text-indent="false" fo:padding="0cm" fo:border="none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9" style:family="paragraph" style:parent-style-name="Text_20_body">
      <style:paragraph-properties fo:margin-top="0.212cm" fo:margin-bottom="0cm" fo:padding="0cm" fo:border="none"/>
    </style:style>
    <style:style style:name="P10" style:family="paragraph" style:parent-style-name="Text_20_body">
      <style:paragraph-properties fo:margin-top="0.212cm" fo:margin-bottom="0cm" fo:padding="0cm" fo:border="none"/>
      <style:text-properties fo:font-variant="normal" fo:text-transform="none" fo:color="#222222" style:font-name="Roboto" fo:font-size="9pt" fo:letter-spacing="normal" fo:font-style="normal" fo:font-weight="normal"/>
    </style:style>
    <style:style style:name="P11" style:family="paragraph" style:parent-style-name="Preformatted_20_Text">
      <style:paragraph-properties fo:margin-top="0.212cm" fo:margin-bottom="0cm" fo:padding="0cm" fo:border="none"/>
    </style:style>
    <style:style style:name="P12" style:family="paragraph" style:parent-style-name="Preformatted_20_Text">
      <style:paragraph-properties fo:margin-top="0.212cm" fo:margin-bottom="0cm" fo:padding="0cm" fo:border="none"/>
      <style:text-properties fo:font-variant="normal" fo:text-transform="none" fo:color="#222222" style:font-name="Roboto" fo:font-size="9pt" fo:letter-spacing="normal" fo:font-style="normal" fo:font-weight="normal"/>
    </style:style>
    <style:style style:name="P13" style:family="paragraph" style:parent-style-name="Preformatted_20_Text">
      <style:paragraph-properties fo:margin-top="0.212cm" fo:margin-bottom="0cm" fo:padding="0cm" fo:border="none"/>
      <style:text-properties fo:font-variant="normal" fo:text-transform="none" fo:color="#222222" fo:letter-spacing="normal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P15" style:family="paragraph" style:parent-style-name="Table_20_Contents">
      <style:paragraph-properties fo:margin-left="0.529cm" fo:margin-right="0cm" fo:margin-top="0cm" fo:margin-bottom="0cm" style:line-height-at-least="0.476cm" fo:text-align="center" style:justify-single-word="false" fo:text-indent="0cm" style:auto-text-indent="false" fo:padding="0cm" fo:border="none"/>
      <style:text-properties fo:color="#444444" fo:background-color="transparent"/>
    </style:style>
    <style:style style:name="P16" style:family="paragraph" style:parent-style-name="Table_20_Contents">
      <style:paragraph-properties fo:margin-left="0.106cm" fo:margin-right="0cm" fo:margin-top="0cm" fo:margin-bottom="0cm" style:line-height-at-least="0.529cm" fo:text-indent="0cm" style:auto-text-indent="false" fo:padding="0cm" fo:border="none"/>
    </style:style>
    <style:style style:name="P17" style:family="paragraph" style:parent-style-name="Standard">
      <style:paragraph-properties fo:margin-left="0cm" fo:margin-right="0cm" fo:margin-top="0cm" fo:margin-bottom="0cm" fo:orphans="2" fo:widows="2" fo:text-indent="0cm" style:auto-text-indent="false"/>
    </style:style>
    <style:style style:name="P18" style:family="paragraph" style:parent-style-name="Heading_20_1" style:master-page-name="First_20_Page">
      <style:paragraph-properties style:page-number="auto"/>
    </style:style>
    <style:style style:name="P19" style:family="paragraph" style:parent-style-name="Heading_20_3">
      <style:paragraph-properties fo:margin-left="0cm" fo:margin-right="0cm" fo:margin-top="0cm" fo:margin-bottom="0cm" fo:text-indent="0cm" style:auto-text-indent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202124" style:font-name="Roboto" fo:font-weight="bold"/>
    </style:style>
    <style:style style:name="T4" style:family="text">
      <style:text-properties fo:color="#555555" style:font-name="Roboto"/>
    </style:style>
    <style:style style:name="T5" style:family="text">
      <style:text-properties fo:color="#222222" style:font-name="Roboto"/>
    </style:style>
    <style:style style:name="T6" style:family="text">
      <style:text-properties style:font-name="Roboto"/>
    </style:style>
    <style:style style:name="T7" style:family="text">
      <style:text-properties style:font-name="Roboto" fo:font-size="9pt" fo:font-style="normal" fo:font-weight="normal"/>
    </style:style>
    <style:style style:name="T8" style:family="text">
      <style:text-properties fo:font-variant="normal" fo:text-transform="none" fo:color="#222222" style:font-name="Roboto" fo:font-size="9pt" fo:letter-spacing="normal" fo:font-style="normal" fo:font-weight="normal"/>
    </style:style>
    <style:style style:name="T9" style:family="text">
      <style:text-properties fo:font-variant="normal" fo:text-transform="none" fo:color="#222222" fo:letter-spacing="normal"/>
    </style:style>
    <style:style style:name="T10" style:family="text">
      <style:text-properties fo:font-variant="normal" fo:text-transform="none" fo:color="#1155cc" style:font-name="Roboto" fo:font-size="9pt" fo:letter-spacing="normal" fo:font-style="normal" fo:font-weight="normal"/>
    </style:style>
    <style:style style:name="T11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09093695269219736" text:style-name="Outline">
        <text:list-item>
          <text:h text:style-name="P18" text:outline-level="1">Admob</text:h>
        </text:list-item>
        <text:list-item>
          <text:h text:style-name="Heading_20_1" text:outline-level="1">Flutter Beta</text:h>
        </text:list-item>
      </text:list>
      <text:p text:style-name="Text_20_body"/>
      <text:p text:style-name="Standard"/>
      <text:p text:style-name="Standard">Objetivo:</text:p>
      <text:p text:style-name="Standard">F.Creación: 15-1-2019</text:p>
      <text:p text:style-name="Standard"/>
      <text:p text:style-name="P1">Programa:<text:tab/><text:a xlink:type="simple" xlink:href="https://developers.google.com/admob/android/mediate" text:style-name="Internet_20_link" text:visited-style-name="Visited_20_Internet_20_Link">admobAndroid</text:a> <text:a xlink:type="simple" xlink:href="https://developers.google.com/admob/ios/mediate" text:style-name="Internet_20_link" text:visited-style-name="Visited_20_Internet_20_Link">admob ios</text:a></text:p>
      <text:p text:style-name="P17"><text:span text:style-name="T11"/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>Es una pltaforma de publiciidad</text:p>
      <text:p text:style-name="P3"><draw:frame draw:style-name="fr1" draw:name=":0" text:anchor-type="as-char" svg:width="0.847cm" svg:height="0.847cm" draw:z-index="0"><draw:image xlink:href="https://plus.google.com/u/0/_/focus/photos/public/AIbEiAIAAABDCLL565vnnv6PWSILdmNhcmRfcGhvdG8qKDdlYTRkN2NjNTFjOGM0Yzg2ZmEzNDAxYTExYjQ5MmRkZGNiYTYxZDUwAeSPOAyc85KK79SJhA9VNiFw60bS?sz=32" xlink:type="simple" xlink:show="embed" xlink:actuate="onLoad"/></draw:frame><text:bookmark text:name=":0_3-e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list xml:id="list941587746" text:continue-numbering="true" text:style-name="Outline">
                    <text:list-item>
                      <text:list>
                        <text:list-item>
                          <text:list>
                            <text:list-item>
                              <text:h text:style-name="P19" text:outline-level="3"><text:span text:style-name="T3">EthicCoders Apps</text:span><text:span text:style-name="T6"> </text:span><text:span text:style-name="T4">apps@ethiccoders.com</text:span><text:span text:style-name="T6"> </text:span><text:a xlink:type="simple" xlink:href="https://support.google.com/mail/answer/1311182?hl=es-419" office:target-frame-name="_blank" xlink:show="new" text:style-name="Internet_20_link" text:visited-style-name="Visited_20_Internet_20_Link"><text:span text:style-name="T5">a través de</text:span></text:a><text:span text:style-name="T4"> googlegroups.com </text:span></text:h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8"/>
          </table:table-cell>
          <table:table-cell table:style-name="Tabla1.A1" office:value-type="string">
            <text:p text:style-name="P4"><text:bookmark text:name=":n6"/>13 ene. 2019 18:27 (Hace 2 días.)</text:p>
          </table:table-cell>
          <table:table-cell table:style-name="Tabla1.A1" office:value-type="string">
            <text:p text:style-name="P8"/>
          </table:table-cell>
          <table:table-cell table:style-name="Tabla1.A1" table:number-rows-spanned="2" office:value-type="string">
            <text:p text:style-name="P15"><draw:frame draw:style-name="fr1" draw:name="gráficos1" text:anchor-type="as-char" svg:width="0.529cm" svg:height="0.529cm" draw:z-index="1"><draw:image xlink:href="https://mail.google.com/mail/u/0/images/cleardot.gif" xlink:type="simple" xlink:show="embed" xlink:actuate="onLoad"/></draw:frame></text:p>
            <text:section text:style-name="Sect1" text:name=":mv">
              <text:p text:style-name="P5"><draw:frame draw:style-name="fr1" draw:name="gráficos2" text:anchor-type="as-char" svg:width="0.529cm" svg:height="0.529cm" draw:z-index="2"><draw:image xlink:href="https://mail.google.com/mail/u/0/images/cleardot.gif" xlink:type="simple" xlink:show="embed" xlink:actuate="onLoad"/></draw:frame></text:p>
              <table:table table:name="Tabla3" table:style-name="Tabla3">
                <table:table-column table:style-name="Tabla3.A"/>
                <table:table-row>
                  <table:table-cell table:style-name="Tabla3.A1" office:value-type="string">
                    <text:p text:style-name="P6">para Promise, Flutter</text:p>
                    <text:p text:style-name="P16"><draw:frame draw:style-name="fr1" draw:name="gráficos3" text:anchor-type="as-char" svg:width="0.529cm" svg:height="0.529cm" draw:z-index="3"><draw:image xlink:href="https://mail.google.com/mail/u/0/images/cleardot.gif" xlink:type="simple" xlink:show="embed" xlink:actuate="onLoad"/></draw:frame><text:bookmark text:name=":mw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a1.A1" table:number-columns-spanned="3" office:value-type="string">
            <text:p text:style-name="P14"/>
          </table:table-cell>
          <table:covered-table-cell/>
          <table:covered-table-cell/>
          <table:covered-table-cell/>
        </table:table-row>
      </table:table>
      <text:section text:style-name="Sect2" text:name=":na">
        <text:p text:style-name="Text_20_body"/>
      </text:section>
      <text:section text:style-name="Sect2" text:name=":mx">
        <text:p text:style-name="Text_20_body"/>
      </text:section>
      <text:section text:style-name="Sect2" text:name=":n8">
        <text:p text:style-name="P7"/>
        <text:section text:style-name="Sect2" text:name=":n9">
          <text:p text:style-name="P9">It is not mandatory to publish your app on the Google Playstore to show up live ads. </text:p>
          <text:p text:style-name="P9"/>
          <text:p text:style-name="P10">Below is my standard AdFirebase class that I use in all my flutter mobile apps, displaying Admob ads. </text:p>
          <text:p text:style-name="P9"/>
          <text:p text:style-name="P12">import 'dart:io';</text:p>
          <text:p text:style-name="P11"/>
          <text:p text:style-name="P12">import 'package:dmr/utils/const.dart';</text:p>
          <text:p text:style-name="P12">import 'package:firebase_admob/firebase_admob.dart';</text:p>
          <text:p text:style-name="P11"/>
          <text:p text:style-name="P11"/>
          <text:p text:style-name="P12">class AdFirebase{</text:p>
          <text:p text:style-name="P11"/>
          <text:p text:style-name="P13"><text:s text:c="2"/><text:span text:style-name="T7">static AdFirebase _adfirebase;</text:span></text:p>
          <text:p text:style-name="P13"><text:s text:c="2"/><text:span text:style-name="T7">final String admob_id = 'ca-app-pub-xxxxxxxxxx'; // Replace live android admob id</text:span></text:p>
          <text:p text:style-name="P13"><text:s text:c="2"/><text:span text:style-name="T7">final String admb_banner_id = 'ca-app-pub-xxxxxxxxxxxx';// Replace live android admob adunit id</text:span></text:p>
          <text:p text:style-name="P11"/>
          <text:p text:style-name="P11"/>
          <text:p text:style-name="P13"><text:s text:c="2"/><text:span text:style-name="T7">final String ios_admob_id = 'ca-app-pub-xxxxxxxxxxxx';// Replace live iOS admob id</text:span></text:p>
          <text:p text:style-name="P11"/>
          <text:p text:style-name="P13"><text:s text:c="2"/><text:span text:style-name="T7">final String ios_admb_banner_id = 'ca-app-pub-xxxxxxxxxxxxx';// Replace iOS live admob adunit id</text:span></text:p>
          <text:p text:style-name="P11"/>
          <text:p text:style-name="P11"/>
          <text:p text:style-name="P11"/>
          <text:p text:style-name="P13"><text:s text:c="2"/><text:span text:style-name="T7">final String admob_test_banner_id = 'ca-app-pub-3940256099942544/6300978111';</text:span></text:p>
          <text:p text:style-name="P11"><text:soft-page-break/></text:p>
          <text:p text:style-name="P13"><text:s text:c="2"/><text:span text:style-name="T7">AdFirebase();</text:span></text:p>
          <text:p text:style-name="P11"/>
          <text:p text:style-name="P13"><text:s text:c="2"/><text:span text:style-name="T7">static AdFirebase get instance {</text:span></text:p>
          <text:p text:style-name="P13"><text:s text:c="4"/><text:span text:style-name="T7">if(null==_adfirebase) {</text:span></text:p>
          <text:p text:style-name="P13"><text:s text:c="6"/><text:span text:style-name="T7">_adfirebase = new AdFirebase();</text:span></text:p>
          <text:p text:style-name="P13"><text:s text:c="4"/><text:span text:style-name="T7">}</text:span></text:p>
          <text:p text:style-name="P13"><text:s text:c="4"/><text:span text:style-name="T7">return _adfirebase;</text:span></text:p>
          <text:p text:style-name="P13"><text:s text:c="2"/><text:span text:style-name="T7">}</text:span></text:p>
          <text:p text:style-name="P11"/>
          <text:p text:style-name="P13"><text:s text:c="2"/><text:span text:style-name="T7">static BannerAd myBanner;</text:span></text:p>
          <text:p text:style-name="P11"/>
          <text:p text:style-name="P13"><text:s text:c="2"/><text:span text:style-name="T7">bool _removeAdsValue = false;</text:span></text:p>
          <text:p text:style-name="P11"/>
          <text:p text:style-name="P13"><text:s text:c="2"/><text:span text:style-name="T7">static final MobileAdTargetingInfo targetingInfo = new MobileAdTargetingInfo(</text:span></text:p>
          <text:p text:style-name="P13"><text:s text:c="4"/><text:span text:style-name="T7">testDevices: testDevice != null ? &lt;String&gt;[testDevice, testIOSSimulator] : null,</text:span></text:p>
          <text:p text:style-name="P13"><text:s text:c="4"/><text:span text:style-name="T7">keywords: &lt;String&gt;['foo', 'bar'],</text:span></text:p>
          <text:p text:style-name="P11"><text:span text:style-name="T9"><text:s text:c="4"/></text:span><text:span text:style-name="T8">contentUrl: '</text:span><text:a xlink:type="simple" xlink:href="http://foo.com/bar.html" office:target-frame-name="_blank" xlink:show="new" text:style-name="Internet_20_link" text:visited-style-name="Visited_20_Internet_20_Link"><text:span text:style-name="T10">http://foo.com/bar.html</text:span></text:a><text:span text:style-name="T8">',</text:span></text:p>
          <text:p text:style-name="P13"><text:s text:c="4"/><text:span text:style-name="T7">childDirected: true,</text:span></text:p>
          <text:p text:style-name="P13"><text:s text:c="2"/><text:span text:style-name="T7">);</text:span></text:p>
          <text:p text:style-name="P11"/>
          <text:p text:style-name="P13"><text:s text:c="2"/><text:span text:style-name="T7">void init() {</text:span></text:p>
          <text:p text:style-name="P13"><text:s text:c="4"/><text:span text:style-name="T7">print('isRemoveAds(): ' + isRemoveAds().toString());</text:span></text:p>
          <text:p text:style-name="P13"><text:s text:c="4"/><text:span text:style-name="T7">if(!isRemoveAds()) {</text:span></text:p>
          <text:p text:style-name="P13"><text:s text:c="6"/><text:span text:style-name="T7">FirebaseAdMob.instance.initialize(appId: DEBUG</text:span></text:p>
          <text:p text:style-name="P13"><text:s text:c="10"/><text:span text:style-name="T7">? FirebaseAdMob.testAppId</text:span></text:p>
          <text:p text:style-name="P13"><text:s text:c="10"/><text:span text:style-name="T7">: Platform.isIOS ? ios_admob_id : admob_id);</text:span></text:p>
          <text:p text:style-name="P13"><text:s text:c="6"/><text:span text:style-name="T7">_initAd();</text:span></text:p>
          <text:p text:style-name="P13"><text:s text:c="4"/><text:span text:style-name="T7">}</text:span></text:p>
          <text:p text:style-name="P13"><text:s text:c="2"/><text:span text:style-name="T7">}</text:span></text:p>
          <text:p text:style-name="P13"><text:s text:c="2"/><text:span text:style-name="T7">void _initAd() {</text:span></text:p>
          <text:p text:style-name="P13"><text:s text:c="4"/><text:span text:style-name="T7">myBanner = new BannerAd(</text:span></text:p>
          <text:p text:style-name="P13"><text:s text:c="6"/><text:span text:style-name="T7">adUnitId: DEBUG ? admob_test_banner_id : (Platform.isIOS ? ios_admb_banner_id : admb_banner_id),</text:span></text:p>
          <text:p text:style-name="P13"><text:s text:c="6"/><text:span text:style-name="T7">targetingInfo: targetingInfo,</text:span></text:p>
          <text:p text:style-name="P13"><text:s text:c="6"/><text:span text:style-name="T7">size: AdSize.banner</text:span></text:p>
          <text:p text:style-name="P13"><text:soft-page-break/><text:s text:c="4"/><text:span text:style-name="T7">);</text:span></text:p>
          <text:p text:style-name="P13"><text:s text:c="4"/><text:span text:style-name="T7">myBanner</text:span></text:p>
          <text:p text:style-name="P13"><text:s text:c="6"/><text:span text:style-name="T7">..load();</text:span></text:p>
          <text:p text:style-name="P13"><text:s text:c="3"/><text:span text:style-name="T7">// typically this happens well before the ad is shown</text:span></text:p>
          <text:p text:style-name="P13"><text:s text:c="2"/><text:span text:style-name="T7">}</text:span></text:p>
          <text:p text:style-name="P11"/>
          <text:p text:style-name="P13"><text:s text:c="2"/><text:span text:style-name="T7">void showAd() {</text:span></text:p>
          <text:p text:style-name="P13"><text:s text:c="4"/><text:span text:style-name="T7">if(!isRemoveAds()) {</text:span></text:p>
          <text:p text:style-name="P13"><text:s text:c="6"/><text:span text:style-name="T7">myBanner..show();</text:span></text:p>
          <text:p text:style-name="P13"><text:s text:c="4"/><text:span text:style-name="T7">}</text:span></text:p>
          <text:p text:style-name="P13"><text:s text:c="2"/><text:span text:style-name="T7">}</text:span></text:p>
          <text:p text:style-name="P11"/>
          <text:p text:style-name="P13"><text:s text:c="2"/><text:span text:style-name="T7">setRemoveAdsValue(bool value) {</text:span></text:p>
          <text:p text:style-name="P13"><text:s text:c="4"/><text:span text:style-name="T7">_removeAdsValue = value;</text:span></text:p>
          <text:p text:style-name="P13"><text:s text:c="2"/><text:span text:style-name="T7">}</text:span></text:p>
          <text:p text:style-name="P11"/>
          <text:p text:style-name="P13"><text:s text:c="2"/><text:span text:style-name="T7">void removeAds() {</text:span></text:p>
          <text:p text:style-name="P13"><text:s text:c="4"/><text:span text:style-name="T7">setRemoveAdsValue(true);</text:span></text:p>
          <text:p text:style-name="P11"/>
          <text:p text:style-name="P13"><text:s text:c="4"/><text:span text:style-name="T7">myBanner?.dispose();</text:span></text:p>
          <text:p text:style-name="P13"><text:s text:c="4"/><text:span text:style-name="T7">myBanner = null;</text:span></text:p>
          <text:p text:style-name="P13"><text:s text:c="2"/><text:span text:style-name="T7">}</text:span></text:p>
          <text:p text:style-name="P11"/>
          <text:p text:style-name="P13"><text:s text:c="2"/><text:span text:style-name="T7">bool isRemoveAds() {</text:span></text:p>
          <text:p text:style-name="P13"><text:s text:c="4"/><text:span text:style-name="T7">return _removeAdsValue;</text:span></text:p>
          <text:p text:style-name="P13"><text:s text:c="2"/><text:span text:style-name="T7">}</text:span></text:p>
          <text:p text:style-name="P12">}</text:p>
          <text:p text:style-name="P12">Then in const.dart file two entries...</text:p>
          <text:p text:style-name="P12">const String testDevice = '7A99777F0A314417895182B0CE153EEF';</text:p>
          <text:p text:style-name="P12">const String testIOSSimulator = 'kGADSimulatorID';</text:p>
          <text:p text:style-name="P12">You can get the above values from your ad log entries in the ide. </text:p>
          <text:p text:style-name="P12">Then in your main or splash.dart </text:p>
          <text:p text:style-name="P12">// init firebase components</text:p>
          <text:p text:style-name="P12">AdFirebase.instance.init();</text:p>
          <text:p text:style-name="P12">// To start showing ads</text:p>
          <text:p text:style-name="P12">AdFirebase.instance.showAd();</text:p>
        </text:section>
      </text:section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Roboto" svg:font-family="Roboto, RobotoDraft, Helvetica, Arial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6</meta:editing-cycles>
    <meta:creation-date>2019-01-15T08:53:26.08</meta:creation-date>
    <meta:editing-duration>PT9M25S</meta:editing-duration>
    <meta:generator>OpenOffice/4.1.6$Unix OpenOffice.org_project/416m1$Build-9790</meta:generator>
    <meta:initial-creator>Máximo Meza</meta:initial-creator>
    <dc:date>2019-04-04T09:39:30</dc:date>
    <dc:creator>Máximo Meza</dc:creator>
    <meta:document-statistic meta:table-count="3" meta:image-count="4" meta:object-count="0" meta:page-count="4" meta:paragraph-count="90" meta:word-count="317" meta:character-count="27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